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3" style:family="table">
      <style:table-properties style:width="18.701cm" table:align="margins" style:may-break-between-rows="false"/>
    </style:style>
    <style:style style:name="Table3.A" style:family="table-column">
      <style:table-column-properties style:column-width="12.303cm" style:rel-column-width="6975*"/>
    </style:style>
    <style:style style:name="Table3.B" style:family="table-column">
      <style:table-column-properties style:column-width="6.398cm" style:rel-column-width="3627*"/>
    </style:style>
    <style:style style:name="Table3.A1" style:family="table-cell">
      <style:table-cell-properties fo:padding="0cm" fo:border="none" style:writing-mode="page"/>
    </style:style>
    <style:style style:name="Table18" style:family="table" style:master-page-name="">
      <style:table-properties style:width="6.1cm" style:page-number="auto" fo:break-before="auto" fo:break-after="auto" table:align="right" style:shadow="none"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Standard">
      <style:paragraph-properties fo:text-align="center"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Heading_20_3" style:list-style-name="">
      <style:paragraph-properties fo:text-align="justify" style:justify-single-word="false" fo:hyphenation-ladder-count="no-limit"/>
      <style:text-properties fo:language="en" fo:country="US" fo:hyphenate="true" fo:hyphenation-remain-char-count="2" fo:hyphenation-push-char-count="2"/>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fo:language="en" fo:country="US"/>
    </style:style>
    <style:style style:name="P22" style:family="paragraph" style:parent-style-name="Standard" style:list-style-name="L1">
      <style:text-properties fo:language="en" fo:country="US"/>
    </style:style>
    <style:style style:name="P23" style:family="paragraph" style:parent-style-name="Standard" style:list-style-name="L6">
      <style:text-properties fo:language="en" fo:country="US"/>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7"/>
    <style:style style:name="P29" style:family="paragraph" style:parent-style-name="Standard" style:list-style-name="L8"/>
    <style:style style:name="P30"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1" style:family="paragraph" style:parent-style-name="Heading_20_4">
      <style:text-properties fo:language="en" fo:country="US"/>
    </style:style>
    <style:style style:name="P32" style:family="paragraph" style:parent-style-name="Heading_20_4">
      <style:paragraph-properties fo:break-before="page"/>
    </style:style>
    <style:style style:name="P33" style:family="paragraph" style:parent-style-name="Heading_20_4">
      <style:paragraph-properties fo:break-before="page"/>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US" officeooo:paragraph-rsid="000b77e9"/>
    </style:style>
    <style:style style:name="P56" style:family="paragraph" style:parent-style-name="Heading_20_1">
      <style:paragraph-properties fo:break-before="page"/>
      <style:text-properties fo:language="en" fo:country="US"/>
    </style:style>
    <style:style style:name="P57" style:family="paragraph" style:parent-style-name="Heading_20_5">
      <style:paragraph-properties fo:break-before="page"/>
    </style:style>
    <style:style style:name="P5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6" text:outline-level="1">Maps of level 6 - Cal</text:h>
      <text:p text:style-name="P12">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ext:p text:style-name="P8"><draw:frame draw:style-name="fr1" draw:name="Frame1" text:anchor-type="as-char" svg:width="19.001cm" draw:z-index="1"><draw:text-box fo:min-height="16.171cm"><text:p text:style-name="P15"><draw:frame draw:style-name="fr13"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3042527942" text:style-name="L1">
        <text:list-item>
          <text:p text:style-name="P22">Guild: RGBA(100, 140, 255, 0.6) <text:span text:style-name="T2">⬛</text:span></text:p>
        </text:list-item>
        <text:list-item>
          <text:p text:style-name="P22">Barrack RGBA(255, 215, 150, 0.6) <text:span text:style-name="T3">⬛</text:span></text:p>
        </text:list-item>
        <text:list-item>
          <text:p text:style-name="P22">Port RGBA(255, 180, 150, 0.6) <text:span text:style-name="T4">⬛</text:span></text:p>
        </text:list-item>
        <text:list-item>
          <text:p text:style-name="P22">Fountain RGBA(200, 255, 150, 0.6) <text:span text:style-name="T5">⬛</text:span></text:p>
        </text:list-item>
      </text:list>
      <text:h text:style-name="P35" text:outline-level="2">Event diagram</text:h>
      <text:p text:style-name="P13">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21"><draw:text-box fo:min-height="10.054cm"><text:p text:style-name="Picture"><draw:frame draw:style-name="fr13" draw:name="Image45" text:anchor-type="as-char" svg:width="19.001cm" style:rel-width="100%" svg:height="10.054cm" style:rel-height="scale" draw:z-index="22"><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4" text:outline-level="2">Explorable shops with findable objects</text:h>
      <text:p text:style-name="P12">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113211495" text:style-name="L2">
        <text:list-item>
          <text:p text:style-name="P24">1 of exotic and special clothes:</text:p>
          <text:list>
            <text:list-item>
              <text:p text:style-name="P24">Drop MC (Markl) in the NO sector.</text:p>
            </text:list-item>
          </text:list>
        </text:list-item>
        <text:list-item>
          <text:p text:style-name="P24">3 are small bookshops:</text:p>
          <text:list>
            <text:list-item>
              <text:p text:style-name="P24">Books on ancient civilization (one shop per sector).</text:p>
            </text:list-item>
          </text:list>
        </text:list-item>
        <text:list-item>
          <text:p text:style-name="P24">2 are tool shops:</text:p>
          <text:list>
            <text:list-item>
              <text:p text:style-name="P24">Ancient civilization tools (in SO and SE).</text:p>
            </text:list-item>
          </text:list>
        </text:list-item>
        <text:list-item>
          <text:p text:style-name="P24">3 are pottery shops:</text:p>
          <text:list>
            <text:list-item>
              <text:p text:style-name="P24">Pot, vase and ancient civilization bowl (one shop per sector).</text:p>
            </text:list-item>
          </text:list>
        </text:list-item>
        <text:list-item>
          <text:p text:style-name="P24">1 is an arms shop:</text:p>
          <text:list>
            <text:list-item>
              <text:p text:style-name="P24">Old ancient civilization weapon (sector NO).</text:p>
            </text:list-item>
          </text:list>
        </text:list-item>
        <text:list-item>
          <text:p text:style-name="P24">2 are collectibles shops:</text:p>
          <text:list>
            <text:list-item>
              <text:p text:style-name="P24">Ancient currency (SE sector).</text:p>
            </text:list-item>
            <text:list-item>
              <text:p text:style-name="P24">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4" draw:name="Image34" text:anchor-type="as-char" svg:width="9.102cm" style:rel-width="100%" svg:height="5.129cm" style:rel-height="scale" draw:z-index="2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4" draw:name="Image35" text:anchor-type="as-char" svg:width="9.102cm" style:rel-width="100%" svg:height="5.061cm" style:rel-height="scale" draw:z-index="32"><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4" draw:name="Image36" text:anchor-type="as-char" svg:width="9.102cm" style:rel-width="100%" svg:height="5.42cm" style:rel-height="scale" draw:z-index="33"><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4"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5" text:outline-level="2">Outside the walls</text:h>
      <text:p text:style-name="P1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1"><draw:frame draw:style-name="fr1" draw:name="Frame35" text:anchor-type="as-char" svg:width="15.558cm" draw:z-index="37"><draw:text-box fo:min-height="15.293cm"><text:p text:style-name="Picture"><draw:frame draw:style-name="fr13" draw:name="Image54" text:anchor-type="as-char" svg:width="15.558cm" style:rel-width="100%" svg:height="15.293cm" style:rel-height="scale" draw:z-index="38"><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19" text:outline-level="3"/>
      <text:h text:style-name="P21" text:outline-level="3">The secret entrance 1</text:h>
      <text:p text:style-name="P12"><draw:frame draw:style-name="fr2" draw:name="Frame26" text:anchor-type="paragraph" svg:y="0cm" svg:width="8.999cm" draw:z-index="6"><draw:text-box fo:min-height="7.241cm"><text:p text:style-name="Picture"><draw:frame draw:style-name="fr13" draw:name="Image2" text:anchor-type="as-char" svg:width="8.999cm" style:rel-width="100%" svg:height="7.241cm" style:rel-height="scale" draw:z-index="3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3" draw:name="Frame2" text:anchor-type="as-char" svg:width="13.289cm" draw:z-index="40"><draw:text-box fo:min-height="13.501cm"><text:p text:style-name="Picture"><draw:frame draw:style-name="fr13" draw:name="Image13" text:anchor-type="as-char" svg:width="13.289cm" style:rel-width="100%" svg:height="13.501cm" style:rel-height="scale" draw:z-index="41"><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8">ID</text:p>
                  </table:table-cell>
                  <table:table-cell table:style-name="Table25.B1" office:value-type="string">
                    <text:p text:style-name="P18">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3"><draw:text-box fo:min-height="17.805cm"><text:p text:style-name="Picture"><draw:frame draw:style-name="fr13" draw:name="Image48" text:anchor-type="as-char" svg:width="14cm" style:rel-width="100%" svg:height="17.805cm" style:rel-height="scale" draw:z-index="44"><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8">Puzzle prop.</text:p>
                  </table:table-cell>
                  <table:table-cell table:style-name="Table36.B1" office:value-type="string">
                    <text:p text:style-name="P1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4"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45"><draw:text-box fo:min-height="18.205cm"><text:p text:style-name="Picture"><draw:frame draw:style-name="fr13" draw:name="Image5" text:anchor-type="as-char" svg:width="18.523cm" style:rel-width="100%" svg:height="18.205cm" style:rel-height="scale" draw:z-index="46"><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8">ID</text:p>
                  </table:table-cell>
                  <table:table-cell table:style-name="Table21.B1" office:value-type="string">
                    <text:p text:style-name="P18">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1"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3"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2"/>
      <text:h text:style-name="P20"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3"><draw:text-box fo:min-height="18.152cm"><text:p text:style-name="Picture"><draw:frame draw:style-name="fr13" draw:name="Image26" text:anchor-type="as-char" svg:width="18.655cm" style:rel-width="100%" svg:height="18.152cm" style:rel-height="scale" draw:z-index="5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8">ID</text:p>
                  </table:table-cell>
                  <table:table-cell table:style-name="Table23.B1" office:value-type="string">
                    <text:p text:style-name="P18">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21"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56"><draw:text-box fo:min-height="18.733cm"><text:p text:style-name="Picture"><draw:frame draw:style-name="fr13" draw:name="Image7" text:anchor-type="as-char" svg:width="13.391cm" style:rel-width="100%" svg:height="18.733cm" style:rel-height="scale" draw:z-index="57"><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3"><draw:text-box fo:min-height="17.42cm"><text:p text:style-name="Picture"><draw:frame draw:style-name="fr13"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7"><draw:frame draw:style-name="fr1" draw:name="Frame4" text:anchor-type="as-char" svg:width="19.001cm" draw:z-index="7"><draw:text-box fo:min-height="19.457cm"><text:p text:style-name="P15"><draw:frame draw:style-name="fr13" draw:name="Image3" text:anchor-type="as-char" svg:width="19.001cm" style:rel-width="100%" svg:height="19.457cm" style:rel-height="scale" draw:z-index="58"><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2"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9"><draw:text-box fo:min-height="20.001cm"><text:p text:style-name="Picture"><draw:frame draw:style-name="fr13" draw:name="Image56" text:anchor-type="as-char" svg:width="9.52cm" style:rel-width="100%" svg:height="20.001cm" style:rel-height="scale" draw:z-index="61"><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8">Puzzle prop.</text:p>
                  </table:table-cell>
                  <table:table-cell table:style-name="Table38.B1" office:value-type="string">
                    <text:p text:style-name="P1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20"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4"><draw:frame draw:style-name="fr1" draw:name="Frame30" text:anchor-type="as-char" svg:width="15.558cm" draw:z-index="62"><draw:text-box fo:min-height="9.719cm"><text:p text:style-name="Picture"><draw:frame draw:style-name="fr13" draw:name="Image49" text:anchor-type="as-char" svg:width="15.558cm" style:rel-width="100%" svg:height="9.719cm" style:rel-height="scale" draw:z-index="63"><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30" text:outline-level="4"/>
      <text:h text:style-name="P32"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65"><draw:text-box fo:min-height="14.295cm"><text:p text:style-name="Picture"><draw:frame draw:style-name="fr13" draw:name="Image55" text:anchor-type="as-char" svg:width="14cm" style:rel-width="100%" svg:height="14.295cm" style:rel-height="scale" draw:z-index="66"><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8">Puzzle prop.</text:p>
                  </table:table-cell>
                  <table:table-cell table:style-name="Table35.B1" office:value-type="string">
                    <text:p text:style-name="P1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4" text:outline-level="2">Port area</text:h>
      <text:p text:style-name="P1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67"><draw:text-box fo:min-height="12.779cm"><text:p text:style-name="Picture"><draw:frame draw:style-name="fr13" draw:name="Image33" text:anchor-type="as-char" svg:width="13.086cm" style:rel-width="100%" svg:height="11.501cm" style:rel-height="scale" draw:z-index="68"><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5" draw:name="Image44" text:anchor-type="as-char" svg:width="0.4cm" svg:height="0.49cm" draw:z-index="69"><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5" draw:name="Image43" text:anchor-type="as-char" svg:width="0.4cm" svg:height="0.49cm" draw:z-index="7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0"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72"><draw:text-box><text:p text:style-name="P15"><draw:frame draw:style-name="fr16" draw:name="Image11" text:anchor-type="as-char" svg:width="16.36cm" svg:height="18cm" draw:z-index="75"><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4" text:outline-level="2">Market area</text:h>
      <text:p text:style-name="P1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76"><draw:text-box fo:min-height="14.485cm"><text:p text:style-name="Picture"><draw:frame draw:style-name="fr13" draw:name="Image25" text:anchor-type="as-char" svg:width="13.088cm" style:rel-width="100%" svg:height="13.04cm" style:rel-height="scale" draw:z-index="77"><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78"><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5" draw:name="Image38" text:anchor-type="as-char" svg:width="0.4cm" svg:height="0.49cm" draw:z-index="7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1"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1"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2"><draw:text-box fo:min-height="17.064cm"><text:p text:style-name="Picture"><draw:frame draw:style-name="fr13" draw:name="Image30" text:anchor-type="as-char" svg:width="9.5cm" style:rel-width="100%" svg:height="17.064cm" style:rel-height="scale" draw:z-index="83"><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84"><draw:text-box fo:min-height="11.772cm"><text:p text:style-name="Picture"><draw:frame draw:style-name="fr13" draw:name="Image10" text:anchor-type="as-char" svg:width="19.001cm" style:rel-width="100%" svg:height="11.772cm" style:rel-height="scale" draw:z-index="85"><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828979336" text:style-name="L3">
        <text:list-item>
          <text:p text:style-name="P25">Movement speed of the soldiers: 5 km/h</text:p>
        </text:list-item>
        <text:list-item>
          <text:p text:style-name="P25">Soldier E5: time to reach the other point of his journey: 13 m→9.8 s</text:p>
        </text:list-item>
        <text:list-item>
          <text:p text:style-name="P25">Soldier E4: time to reach the other point of his journey: 9 m→6.8 s</text:p>
        </text:list-item>
        <text:list-item>
          <text:p text:style-name="P25">Soldier E1: time to reach the other point of his journey: 13.5 m→10.17 s</text:p>
        </text:list-item>
        <text:list-item>
          <text:p text:style-name="P25">Soldier E6: time to reach the other point of his journey: 9 m→6.8 s</text:p>
        </text:list-item>
        <text:list-item>
          <text:p text:style-name="P25"><text:soft-page-break/>Markl’s movement speed: 8 km/h</text:p>
        </text:list-item>
      </text:list>
      <text:p text:style-name="Standard">Soldiers have two positions during patrolling:</text:p>
      <text:list xml:id="list1389987568" text:style-name="L4">
        <text:list-item>
          <text:p text:style-name="P26">The alpha position that is the initial position of each soldier in which they are found when entering the building.</text:p>
        </text:list-item>
        <text:list-item>
          <text:p text:style-name="P26">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863420906" text:style-name="L5">
        <text:list-item>
          <text:p text:style-name="P27">The E4 soldier when he has to go from alpha to beta (so in his path from top to bottom) starts to move 2 seconds before the others.</text:p>
        </text:list-item>
        <text:list-item>
          <text:p text:style-name="P27">The E6 soldier when he has to go from alpha to beta (so in his path from bottom to top) starts moving 2 seconds after E1 started from his alpha position.</text:p>
        </text:list-item>
        <text:list-item>
          <text:p text:style-name="P27">The E1 soldier when he has to go from beta to alpha (so in his path from left to right) starts to move 2.5 seconds before the others.</text:p>
        </text:list-item>
      </text:list>
      <text:h text:style-name="P33"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80"><draw:text-box fo:min-height="12.291cm"><text:p text:style-name="Picture"><draw:frame draw:style-name="fr13" draw:name="Image29" text:anchor-type="as-char" svg:width="8.999cm" style:rel-width="100%" svg:height="12.291cm" style:rel-height="scale" draw:z-index="81"><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2" draw:name="Frame12" text:anchor-type="as-char" svg:width="12.303cm" style:rel-width="100%" svg:height="8.98cm" style:rel-height="scale-min" draw:z-index="93"><draw:text-box><text:p text:style-name="Picture"><draw:frame draw:style-name="fr19" draw:name="Image12" text:anchor-type="as-char" svg:width="12.303cm" style:rel-width="100%" svg:height="9.13cm" style:rel-height="scale" draw:z-index="94"><draw:image xlink:href="../../Resources/Levels/Radme/Cal/Blueprints/Market/Armory/Armory.png" xlink:type="simple" xlink:show="embed" xlink:actuate="onLoad" draw:filter-name="&lt;All formats&gt;"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58">ID</text:p>
                        </table:table-cell>
                        <table:table-cell table:style-name="Table18.B1" office:value-type="string">
                          <text:p text:style-name="P18">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55"/>
          </table:table-cell>
          <table:covered-table-cell/>
        </table:table-row>
      </table:table>
      <text:p text:style-name="Text_20_body"/>
      <text:h text:style-name="P21" text:outline-level="3">The alchemist’s guild</text:h>
      <text:p text:style-name="P12">The alchemist’s guild is based in the city’s tower. Here the team will have to recover the book of the ancient language. There are two puzzles to solve:</text:p>
      <text:list xml:id="list2662561924" text:style-name="L6">
        <text:list-item>
          <text:p text:style-name="P23">Recovering the right ampoules to prepare a magic potion; this will serve to open the glass door located on the ground floor that protects the book.</text:p>
        </text:list-item>
        <text:list-item>
          <text:p text:style-name="P23">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1"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6"><draw:text-box fo:min-height="12.584cm"><text:p text:style-name="Picture"><draw:frame draw:style-name="fr13" draw:name="Image16" text:anchor-type="as-char" svg:width="19.001cm" style:rel-width="100%" svg:height="12.584cm" style:rel-height="scale" draw:z-index="87"><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8"><draw:text-box fo:min-height="14.817cm"><text:p text:style-name="Picture"><draw:frame draw:style-name="fr13" draw:name="Image15" text:anchor-type="as-char" svg:width="19.001cm" style:rel-width="100%" svg:height="14.817cm" style:rel-height="scale" draw:z-index="89"><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3" draw:name="Image14" text:anchor-type="as-char" svg:width="19.001cm" style:rel-width="100%" svg:height="14.226cm" style:rel-height="scale" draw:z-index="90"><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2">The mini-games that the player must overcome to collect objects on the two floors are multiple and increase in difficulty in the highest floor of the tower. The typologies are: </text:p>
      <text:list xml:id="list641601316" text:style-name="L7">
        <text:list-item>
          <text:p text:style-name="P28">Break locks to open doors, exploiting the talent of Markl</text:p>
        </text:list-item>
        <text:list-item>
          <text:p text:style-name="P28">Move crates that block the road and use them as riser to reach objects placed on top of some columns through the power of Sophie to command objects</text:p>
        </text:list-item>
        <text:list-item>
          <text:p text:style-name="P2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23"><draw:text-box><text:p text:style-name="Picture"><draw:frame draw:style-name="fr18" draw:name="graphics1" text:anchor-type="as-char" svg:width="9.497cm" style:rel-width="100%" svg:height="7.729cm" style:rel-height="scale" draw:z-index="24"><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26"><draw:text-box><text:p text:style-name="Picture"><draw:frame draw:style-name="fr18" draw:name="graphics2" text:anchor-type="as-char" svg:width="9.497cm" style:rel-width="100%" svg:height="7.729cm" style:rel-height="scale" draw:z-index="27"><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5"><draw:text-box fo:min-height="7.999cm"><text:p text:style-name="Picture"><draw:frame draw:style-name="fr13" draw:name="Image50" text:anchor-type="as-char" svg:width="4.89cm" style:rel-width="100%" svg:height="7.999cm" style:rel-height="scale" draw:z-index="25"><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8">Puzzle prop.</text:p>
          </table:table-cell>
          <table:table-cell table:style-name="Table48.B1" office:value-type="string">
            <text:p text:style-name="P1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2" text:outline-level="4">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8742670" text:style-name="L8">
              <text:list-item>
                <text:p text:style-name="P29">Library that goes up → number up.</text:p>
              </text:list-item>
              <text:list-item>
                <text:p text:style-name="P29">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15"><draw:text-box fo:min-height="18.494cm"><text:p text:style-name="Picture"><draw:frame draw:style-name="fr13" draw:name="Image17" text:anchor-type="as-char" svg:width="11.513cm" style:rel-width="100%" svg:height="18.494cm" style:rel-height="scale" draw:z-index="16"><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8">Puzzle prop.</text:p>
                </table:table-cell>
                <table:table-cell table:style-name="Table47.B1" office:value-type="string">
                  <text:p text:style-name="P1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0" draw:name="Frame18" text:anchor-type="as-char" svg:width="5.205cm" draw:z-index="17"><draw:text-box fo:min-height="6.006cm"><text:p text:style-name="P16"><draw:frame draw:style-name="fr16" draw:name="Image31" text:anchor-type="as-char" svg:width="4.9cm" svg:height="4.821cm" draw:z-index="18"><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4"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19"><draw:text-box fo:min-height="13cm"><text:p text:style-name="Picture"><draw:frame draw:style-name="fr16" draw:name="Image9" text:anchor-type="as-char" svg:width="15.93cm" svg:height="12cm" draw:z-index="20"><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49"><draw:image xlink:href="../../Resources/Levels/Radme/Cal/Blueprints/icone%20mappa/levaSU.png" xlink:type="simple" xlink:show="embed" xlink:actuate="onLoad" loext:mime-type="image/png"/></draw:frame>) and 1 down (<draw:frame draw:style-name="fr17" draw:name="Image53" text:anchor-type="as-char" svg:width="0.499cm" svg:height="0.499cm" draw:z-index="50"><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55"><draw:text-box fo:min-height="4.21cm"><text:p text:style-name="Picture"><draw:frame draw:style-name="fr13" draw:name="Image58" text:anchor-type="as-char" svg:width="14cm" style:rel-width="100%" svg:height="4.21cm" style:rel-height="scale" draw:z-index="60"><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8">Puzzle prop.</text:p>
                </table:table-cell>
                <table:table-cell table:style-name="Table42.B1" office:value-type="string">
                  <text:p text:style-name="P1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table-column table:style-name="Tabella2.B" table:number-columns-repeated="2"/>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446702223" text:style-name="L9">
              <text:list-item>
                <text:p text:style-name="P37">0 → 1:</text:p>
                <text:list>
                  <text:list-item>
                    <text:p text:style-name="P37">B0 = 1</text:p>
                  </text:list-item>
                  <text:list-item>
                    <text:p text:style-name="P37">B1 = 0</text:p>
                  </text:list-item>
                </text:list>
              </text:list-item>
              <text:list-item>
                <text:p text:style-name="P37">1 → 0:</text:p>
                <text:list>
                  <text:list-item>
                    <text:p text:style-name="P37">B0 = 0</text:p>
                  </text:list-item>
                  <text:list-item>
                    <text:p text:style-name="P37">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347965132" text:style-name="L10">
              <text:list-item>
                <text:p text:style-name="P38">0 → 1:</text:p>
                <text:list>
                  <text:list-item>
                    <text:p text:style-name="P38">B0 = B0 - 0.5</text:p>
                  </text:list-item>
                  <text:list-item>
                    <text:p text:style-name="P38">B1 = B1 + 0.5</text:p>
                  </text:list-item>
                </text:list>
              </text:list-item>
              <text:list-item>
                <text:p text:style-name="P38">1 → 0:</text:p>
                <text:list>
                  <text:list-item>
                    <text:p text:style-name="P38"><text:soft-page-break/>B0 = + 0.5</text:p>
                  </text:list-item>
                  <text:list-item>
                    <text:p text:style-name="P38">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684722138" text:style-name="L11">
              <text:list-item>
                <text:p text:style-name="P39">0 → 1:</text:p>
                <text:list>
                  <text:list-item>
                    <text:p text:style-name="P39">B0 = 0</text:p>
                  </text:list-item>
                  <text:list-item>
                    <text:p text:style-name="P39">B1 = 1</text:p>
                  </text:list-item>
                </text:list>
              </text:list-item>
              <text:list-item>
                <text:p text:style-name="P39">1 → 0:</text:p>
                <text:list>
                  <text:list-item>
                    <text:p text:style-name="P39">B0 = 1</text:p>
                  </text:list-item>
                  <text:list-item>
                    <text:p text:style-name="P39">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10344340138633" text:continue-numbering="true" text:style-name="L11">
              <text:list-item>
                <text:p text:style-name="P39">0 → 1:</text:p>
                <text:list>
                  <text:list-item>
                    <text:p text:style-name="P39">B0 = B0 + 0.5</text:p>
                  </text:list-item>
                  <text:list-item>
                    <text:p text:style-name="P39">B1 = B1 – 0.5</text:p>
                  </text:list-item>
                </text:list>
              </text:list-item>
              <text:list-item>
                <text:p text:style-name="P39">1 → 0:</text:p>
                <text:list>
                  <text:list-item>
                    <text:p text:style-name="P39">B0 = B0 - 0.5</text:p>
                  </text:list-item>
                  <text:list-item>
                    <text:p text:style-name="P39">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955526289" text:style-name="L12">
              <text:list-item>
                <text:p text:style-name="P40">B0 = B0 + 1 = 1 (can be crossed swimming)</text:p>
              </text:list-item>
              <text:list-item>
                <text:p text:style-name="P40">B1 = B1 – 1 = 0</text:p>
              </text:list-item>
              <text:list-item>
                <text:p text:style-name="P40">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152999566" text:style-name="L13">
              <text:list-item>
                <text:p text:style-name="P41">B0 = B0 – 1 = 0</text:p>
              </text:list-item>
              <text:list-item>
                <text:p text:style-name="P41">B1 = B1 + 1 = 1 (can be crossed swimming)</text:p>
              </text:list-item>
              <text:list-item>
                <text:p text:style-name="P41">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679648213" text:style-name="L14">
              <text:list-item>
                <text:p text:style-name="P42">B0 = B0 + 0.5 = 0,5 </text:p>
              </text:list-item>
              <text:list-item>
                <text:p text:style-name="P42">B1 = B1 – 0,5 = 0,5</text:p>
              </text:list-item>
              <text:list-item>
                <text:p text:style-name="P42">Rope throw from floor where is L3 to floor where is L2(necessary to overcome the basins which is half full when he pull down the lever)</text:p>
              </text:list-item>
              <text:list-item>
                <text:p text:style-name="P42">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4227846117" text:style-name="L15">
              <text:list-item>
                <text:p text:style-name="P43">B0 = B0 + 0,5 = 1 (can be crossed swimming)</text:p>
              </text:list-item>
              <text:list-item>
                <text:p text:style-name="P43">B1 = B1 – 0,5 = 0</text:p>
              </text:list-item>
              <text:list-item>
                <text:p text:style-name="P43">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35"><draw:text-box fo:min-height="7.28cm"><text:p text:style-name="Picture"><draw:frame draw:style-name="fr13" draw:name="Image59" text:anchor-type="as-char" svg:width="10.749cm" style:rel-width="100%" svg:height="7.28cm" style:rel-height="scale" draw:z-index="36"><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8">Puzzle prop.</text:p>
                </table:table-cell>
                <table:table-cell table:style-name="Table44.B1" office:value-type="string">
                  <text:p text:style-name="P1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8">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10345325182666" text:continue-list="list446702223" text:style-name="L9">
              <text:list-item>
                <text:p text:style-name="P37">0 → 1:</text:p>
                <text:list>
                  <text:list-item>
                    <text:p text:style-name="P37">B0 = 0</text:p>
                  </text:list-item>
                  <text:list-item>
                    <text:p text:style-name="P37">B1 = 0.5</text:p>
                  </text:list-item>
                  <text:list-item>
                    <text:p text:style-name="P37">B2 = 0.5</text:p>
                  </text:list-item>
                </text:list>
              </text:list-item>
              <text:list-item>
                <text:p text:style-name="P37">1 → 0:</text:p>
                <text:list>
                  <text:list-item>
                    <text:p text:style-name="P37">B0 = 1</text:p>
                  </text:list-item>
                  <text:list-item>
                    <text:p text:style-name="P37">B1 = 0</text:p>
                  </text:list-item>
                  <text:list-item>
                    <text:p text:style-name="P37">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52366038" text:style-name="L16">
              <text:list-item>
                <text:p text:style-name="P44">Without stick</text:p>
              </text:list-item>
              <text:list-item>
                <text:p text:style-name="P44">When the stick is rescue → state = 0</text:p>
              </text:list-item>
            </text:list>
          </table:table-cell>
          <table:table-cell table:style-name="Tabella5.C3" office:value-type="string">
            <text:list xml:id="list4288695489" text:style-name="L17">
              <text:list-item>
                <text:p text:style-name="P45">0 → 1:</text:p>
                <text:list>
                  <text:list-item>
                    <text:p text:style-name="P45">B0 = 0</text:p>
                  </text:list-item>
                  <text:list-item>
                    <text:p text:style-name="P45">B1 = B1 + 0.5</text:p>
                  </text:list-item>
                  <text:list-item>
                    <text:p text:style-name="P45">B2 = B2 – 0.5</text:p>
                  </text:list-item>
                </text:list>
              </text:list-item>
              <text:list-item>
                <text:p text:style-name="P45">1 → 0:</text:p>
                <text:list>
                  <text:list-item>
                    <text:p text:style-name="P45">B0 = 0</text:p>
                  </text:list-item>
                  <text:list-item>
                    <text:p text:style-name="P45">B1 = B1 – 0.5</text:p>
                  </text:list-item>
                  <text:list-item>
                    <text:p text:style-name="P45">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917460295" text:style-name="L18">
              <text:list-item>
                <text:p text:style-name="P46">0 → 1:</text:p>
                <text:list>
                  <text:list-item>
                    <text:p text:style-name="P46">Door closes</text:p>
                  </text:list-item>
                </text:list>
              </text:list-item>
              <text:list-item>
                <text:p text:style-name="P46">1 → 0:</text:p>
                <text:list>
                  <text:list-item>
                    <text:p text:style-name="P46">Door opens</text:p>
                  </text:list-item>
                </text:list>
              </text:list-item>
            </text:list>
          </table:table-cell>
        </table:table-row>
      </table:table>
      <text:h text:style-name="Heading_20_5" text:outline-level="5"><text:soft-page-break/>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566023640" text:style-name="L19">
              <text:list-item>
                <text:p text:style-name="P47">B0 = B0 – 1 = 0</text:p>
              </text:list-item>
              <text:list-item>
                <text:p text:style-name="P47">B1 = B1 + 0, 5 =0.5</text:p>
              </text:list-item>
              <text:list-item>
                <text:p text:style-name="P47">B2 =B2 + 0.5 = 0, 5</text:p>
              </text:list-item>
              <text:list-item>
                <text:p text:style-name="P47">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148759103" text:style-name="L20">
              <text:list-item>
                <text:p text:style-name="P48">B0 = 0</text:p>
              </text:list-item>
              <text:list-item>
                <text:p text:style-name="P48">B1 = B1 + 0.5 = 1 (can be crossed swimming)</text:p>
              </text:list-item>
              <text:list-item>
                <text:p text:style-name="P48">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347431869" text:style-name="L21">
              <text:list-item>
                <text:p text:style-name="P49">Door opens</text:p>
              </text:list-item>
              <text:list-item>
                <text:p text:style-name="P49">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592347759" text:style-name="L22">
              <text:list-item>
                <text:p text:style-name="P50">B0 = 0</text:p>
              </text:list-item>
              <text:list-item>
                <text:p text:style-name="P50">B1 = B1 – 0.5 = 0</text:p>
              </text:list-item>
              <text:list-item>
                <text:p text:style-name="P50">B2 = B2 + 0.5 = 1 (can be crossed swimming)</text:p>
              </text:list-item>
              <text:list-item>
                <text:p text:style-name="P50">Now he can swim through B2 and reach the stairs</text:p>
              </text:list-item>
            </text:list>
          </table:table-cell>
        </table:table-row>
      </table:table>
      <text:h text:style-name="P32"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91"><draw:text-box fo:min-height="11.381cm"><text:p text:style-name="Picture"><draw:frame draw:style-name="fr13" draw:name="Image60" text:anchor-type="as-char" svg:width="9.952cm" style:rel-width="100%" svg:height="11.381cm" style:rel-height="scale" draw:z-index="92"><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8">Puzzle prop.</text:p>
                </table:table-cell>
                <table:table-cell table:style-name="Table46.B1" office:value-type="string">
                  <text:p text:style-name="P1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8">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57" text:outline-level="5">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10345311988814" text:continue-list="list110345325182666" text:style-name="L9">
              <text:list-item>
                <text:p text:style-name="P37">0 → 1:</text:p>
                <text:list>
                  <text:list-item>
                    <text:p text:style-name="P37">B0 = B0 + 1,5 </text:p>
                  </text:list-item>
                  <text:list-item>
                    <text:p text:style-name="P37">B1 = 0</text:p>
                  </text:list-item>
                  <text:list-item>
                    <text:p text:style-name="P37">B2 = B2 – 1,5 </text:p>
                  </text:list-item>
                </text:list>
              </text:list-item>
              <text:list-item>
                <text:p text:style-name="P37">1 → 0:</text:p>
                <text:list>
                  <text:list-item>
                    <text:p text:style-name="P37">B0 = B0 – 1,5 </text:p>
                  </text:list-item>
                  <text:list-item>
                    <text:p text:style-name="P37">B1 = 0</text:p>
                  </text:list-item>
                  <text:list-item>
                    <text:p text:style-name="P37">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538883322" text:style-name="L23">
              <text:list-item>
                <text:p text:style-name="P51">0 → 1:</text:p>
                <text:list>
                  <text:list-item>
                    <text:p text:style-name="P51">B0 = B0 – 1 </text:p>
                  </text:list-item>
                  <text:list-item>
                    <text:p text:style-name="P51">B1 = B1 + 0.5 </text:p>
                  </text:list-item>
                  <text:list-item>
                    <text:p text:style-name="P51">B2 = B2 + 0.5 </text:p>
                  </text:list-item>
                </text:list>
              </text:list-item>
              <text:list-item>
                <text:p text:style-name="P51">1 → 0:</text:p>
                <text:list>
                  <text:list-item>
                    <text:p text:style-name="P51">B0 = B0 + 1 </text:p>
                  </text:list-item>
                  <text:list-item>
                    <text:p text:style-name="P51">B1 = B1 – 0.5 </text:p>
                  </text:list-item>
                  <text:list-item>
                    <text:p text:style-name="P51">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415274402" text:style-name="L24">
              <text:list-item>
                <text:p text:style-name="P52">B0 = B0 + 1,5 = 1,5 (can be crossed swimming)</text:p>
              </text:list-item>
              <text:list-item>
                <text:p text:style-name="P52">B1 = 0</text:p>
              </text:list-item>
              <text:list-item>
                <text:p text:style-name="P52">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1410517607" text:style-name="L25">
              <text:list-item>
                <text:p text:style-name="P53">B0 = B0 – 1 = 0,5</text:p>
              </text:list-item>
              <text:list-item>
                <text:p text:style-name="P53">B1 = 0.5 (can be crossed swimming)</text:p>
              </text:list-item>
              <text:list-item>
                <text:p text:style-name="P53">B2 = B2 + 0,5 = 1</text:p>
              </text:list-item>
              <text:list-item>
                <text:p text:style-name="P53">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252376896" text:style-name="L26">
              <text:list-item>
                <text:p text:style-name="P54">B0 = B0 – 0,5 = 0 </text:p>
              </text:list-item>
              <text:list-item>
                <text:p text:style-name="P54">B1 = 0,5 </text:p>
              </text:list-item>
              <text:list-item>
                <text:p text:style-name="P54">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10344628727473" text:continue-numbering="true" text:style-name="L26">
              <text:list-item>
                <text:p text:style-name="P54">B0 = B0 + 1,5 = 1,5 (can be crossed swimming)</text:p>
              </text:list-item>
              <text:list-item>
                <text:p text:style-name="P54">B1 = 0,5 </text:p>
              </text:list-item>
              <text:list-item>
                <text:p text:style-name="P54">B2 = B2 - 1,5 = 0</text:p>
              </text:list-item>
              <text:list-item>
                <text:p text:style-name="P54">The team could reach B2's ground throw down the rope near the edge. </text:p>
              </text:list-item>
            </text:list>
          </table:table-cell>
        </table:table-row>
      </table:table>
      <text:p text:style-name="Text_20_body"/>
      <text:h text:style-name="P3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64"><draw:text-box fo:min-height="11.689cm"><text:p text:style-name="Picture"><draw:frame draw:style-name="fr13" draw:name="Image46" text:anchor-type="as-char" svg:width="12.797cm" style:rel-width="100%" svg:height="10.68cm" style:rel-height="scale" draw:z-index="71"><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73"><draw:text-box fo:min-height="12.76cm"><text:p text:style-name="Picture"><draw:frame draw:style-name="fr13" draw:name="Image47" text:anchor-type="as-char" svg:width="5.997cm" style:rel-width="100%" svg:height="12.539cm" style:rel-height="scale" draw:z-index="74"><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8"><draw:text-box fo:min-height="15.48cm"><text:p text:style-name="Picture"><draw:frame draw:style-name="fr13" draw:name="Image6" text:anchor-type="as-char" svg:width="13.301cm" style:rel-width="100%" svg:height="14.289cm" style:rel-height="scale" draw:z-index="9"><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5" draw:name="Image39" text:anchor-type="as-char" svg:width="0.4cm" svg:height="0.49cm" draw:z-index="10"><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5" draw:name="Image40" text:anchor-type="as-char" svg:width="0.4cm" svg:height="0.49cm" draw:z-index="11"><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5" draw:name="immagini1" text:anchor-type="as-char" svg:width="0.4cm" svg:height="0.49cm" draw:z-index="12"><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2"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3"><draw:text-box fo:min-height="12.448cm"><text:p text:style-name="Picture"><draw:frame draw:style-name="fr13" draw:name="Image57" text:anchor-type="as-char" svg:width="14cm" style:rel-width="100%" svg:height="12.448cm" style:rel-height="scale" draw:z-index="14"><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8">Puzzle prop.</text:p>
                  </table:table-cell>
                  <table:table-cell table:style-name="Table40.B1" office:value-type="string">
                    <text:p text:style-name="P1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21" text:outline-level="3">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1"><draw:text-box fo:min-height="22.059cm"><text:p text:style-name="Picture"><draw:frame draw:style-name="fr13" draw:name="Image4" text:anchor-type="as-char" svg:width="7.001cm" style:rel-width="100%" svg:height="22.059cm" style:rel-height="scale" draw:z-index="52"><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29"><draw:text-box fo:min-height="13.758cm"><text:p text:style-name="Picture"><draw:frame draw:style-name="fr13" draw:name="Image28" text:anchor-type="as-char" svg:width="19.001cm" style:rel-width="100%" svg:height="13.758cm" style:rel-height="scale" draw:z-index="30"><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5" draw:name="Image41" text:anchor-type="as-char" svg:width="0.4cm" svg:height="0.49cm" draw:z-index="31"><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5" draw:name="Image42" text:anchor-type="as-char" svg:width="0.7cm" svg:height="0.55cm" draw:z-index="42"><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8T11:03:41.576000000</dc:date>
    <meta:editing-duration>P1DT4H31M18S</meta:editing-duration>
    <meta:editing-cycles>681</meta:editing-cycles>
    <meta:generator>LibreOffice/6.1.2.1$Windows_X86_64 LibreOffice_project/65905a128db06ba48db947242809d14d3f9a93fe</meta:generator>
    <dc:creator>Michele Maione</dc:creator>
    <meta:document-statistic meta:table-count="58" meta:image-count="55" meta:object-count="0" meta:page-count="39" meta:paragraph-count="762" meta:word-count="6714" meta:character-count="34507" meta:non-whitespace-character-count="28599"/>
    <meta:template xlink:type="simple" xlink:actuate="onRequest" xlink:title="" xlink:href="../MasterGameDesignDocument.odm" meta:date="2018-12-28T17:59:39.040000000"/>
  </office:meta>
</office:document-meta>
</file>